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andara-Bold" svg:font-family="Candara-Bold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294cm" fo:margin-left="0.026cm" fo:margin-right="0cm" table:align="margins"/>
    </style:style>
    <style:style style:name="Tableau1.A" style:family="table-column">
      <style:table-column-properties style:column-width="9.604cm" style:rel-column-width="31015*"/>
    </style:style>
    <style:style style:name="Tableau1.B" style:family="table-column">
      <style:table-column-properties style:column-width="10.689cm" style:rel-column-width="34520*"/>
    </style:style>
    <style:style style:name="Tableau1.A1" style:family="table-cell">
      <style:table-cell-properties fo:padding="0.097cm" fo:border="none"/>
    </style:style>
    <style:style style:name="Tableau4" style:family="table">
      <style:table-properties style:width="20.011cm" fo:margin-left="0.33cm" fo:margin-right="-0.021cm" table:align="margins"/>
    </style:style>
    <style:style style:name="Tableau4.A" style:family="table-column">
      <style:table-column-properties style:column-width="20.011cm" style:rel-column-width="65535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20.205cm" fo:margin-left="0.305cm" fo:margin-right="-0.191cm" table:align="margins"/>
    </style:style>
    <style:style style:name="Tableau3.A" style:family="table-column">
      <style:table-column-properties style:column-width="11.714cm" style:rel-column-width="37993*"/>
    </style:style>
    <style:style style:name="Tableau3.B" style:family="table-column">
      <style:table-column-properties style:column-width="0.265cm" style:rel-column-width="858*"/>
    </style:style>
    <style:style style:name="Tableau3.C" style:family="table-column">
      <style:table-column-properties style:column-width="8.227cm" style:rel-column-width="26684*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w Cen MT" fo:font-size="48pt" fo:font-weight="normal" style:font-size-asian="48pt" style:font-weight-asian="normal" style:font-size-complex="4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w Cen MT" fo:font-size="26pt" style:font-size-asian="26pt" style:font-size-complex="26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Tw Cen MT" fo:font-size="18pt" fo:font-style="normal" style:text-underline-style="none" fo:font-weight="bold" style:font-name-asian="Candara-Bold" style:font-size-asian="18pt" style:font-style-asian="normal" style:font-weight-asian="bold" style:font-name-complex="Candara-Bold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Tw Cen MT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8.283cm"/>
        </style:tab-stops>
      </style:paragraph-properties>
      <style:text-properties style:use-window-font-color="true" style:font-name="Tw Cen MT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Tw Cen MT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6699" style:font-name="Tw Cen MT" fo:font-size="18pt" fo:font-style="normal" style:text-underline-style="none" fo:font-weight="bold" style:font-name-asian="Candara-Bold" style:font-size-asian="18pt" style:font-style-asian="normal" style:font-weight-asian="bold" style:font-name-complex="Candara-Bold" style:font-size-complex="18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6354e" style:font-name="Tw Cen MT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000066" style:font-name="Tw Cen MT" fo:font-size="8pt" fo:letter-spacing="normal" fo:font-style="normal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66" style:font-name="Tw Cen MT" fo:font-size="8pt" fo:letter-spacing="normal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1.349cm" fo:margin-right="0cm" fo:text-align="start" style:justify-single-word="false" fo:text-indent="0cm" style:auto-text-indent="false"/>
      <style:text-properties style:font-name="Tw Cen MT" fo:font-size="12.5pt" style:text-underline-style="solid" style:text-underline-width="auto" style:text-underline-color="font-color" fo:font-weight="bold" style:font-size-asian="12.5pt" style:font-weight-asian="bold" style:font-size-complex="12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able_20_Contents">
      <style:paragraph-properties fo:margin-left="0cm" fo:margin-right="0.291cm" fo:text-align="start" style:justify-single-word="false" fo:text-indent="0cm" style:auto-text-indent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 style:master-page-name="">
      <style:paragraph-properties fo:margin-left="1.221cm" fo:margin-right="0cm" fo:text-align="start" style:justify-single-word="false" fo:text-indent="0cm" style:auto-text-indent="false" style:page-number="auto"/>
      <style:text-properties fo:font-variant="normal" fo:text-transform="none" fo:color="#000066" style:font-name="Tw Cen MT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>
        <style:tab-stops/>
      </style:paragraph-properties>
      <style:text-properties style:use-window-font-color="true" style:font-name="Tw Cen MT" fo:font-size="12.5pt" fo:font-style="italic" style:text-underline-style="none" fo:font-weight="normal" style:font-name-asian="Candara-Bold" style:font-size-asian="12.5pt" style:font-style-asian="italic" style:font-weight-asian="normal" style:font-name-complex="Candara-Bold" style:font-size-complex="12.5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use-window-font-color="true" style:font-name="Tw Cen MT" fo:font-size="12.5pt" fo:font-style="normal" style:text-underline-style="none" fo:font-weight="bold" style:font-name-asian="Candara-Bold" style:font-size-asian="12.5pt" style:font-style-asian="normal" style:font-weight-asian="bold" style:font-name-complex="Candara-Bold" style:font-size-complex="12.5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>
        <style:tab-stops/>
      </style:paragraph-properties>
      <style:text-properties style:use-window-font-color="true" style:font-name="Tw Cen MT" fo:font-size="5pt" fo:font-style="italic" style:text-underline-style="none" fo:font-weight="normal" style:font-name-asian="Candara-Bold" style:font-size-asian="5pt" style:font-style-asian="italic" style:font-weight-asian="normal" style:font-name-complex="Candara-Bold" style:font-size-complex="5pt" style:font-style-complex="italic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.5pt" fo:font-weight="bold" style:font-size-asian="12.5pt" style:font-weight-asian="bold" style:font-size-complex="12.5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.5pt" fo:font-weight="bold" style:font-size-asian="12.5pt" style:font-weight-asian="bold" style:font-size-complex="12.5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.5pt" style:font-size-asian="12.5pt" style:font-size-complex="12.5pt"/>
    </style:style>
    <style:style style:name="P24" style:family="paragraph" style:parent-style-name="Standard" style:list-style-name="L1" style:master-page-name="">
      <style:paragraph-properties fo:margin-left="1.995cm" fo:margin-right="0cm" fo:text-align="start" style:justify-single-word="false" fo:text-indent="-0.57cm" style:auto-text-indent="false" style:page-number="auto">
        <style:tab-stops/>
      </style:paragraph-properties>
    </style:style>
    <style:style style:name="P25" style:family="paragraph" style:parent-style-name="Standard" style:list-style-name="L1" style:master-page-name="">
      <style:paragraph-properties fo:margin-left="2.157cm" fo:margin-right="0cm" fo:text-align="start" style:justify-single-word="false" fo:text-indent="-0.732cm" style:auto-text-indent="false" style:page-number="auto">
        <style:tab-stops>
          <style:tab-stop style:position="-0.143cm"/>
          <style:tab-stop style:position="0.346cm"/>
        </style:tab-stops>
      </style:paragraph-properties>
    </style:style>
    <style:style style:name="P26" style:family="paragraph" style:parent-style-name="Standard" style:list-style-name="L1" style:master-page-name="">
      <style:paragraph-properties fo:margin-left="1.404cm" fo:margin-right="0cm" fo:text-align="start" style:justify-single-word="false" fo:text-indent="0cm" style:auto-text-indent="false" style:page-number="auto">
        <style:tab-stops>
          <style:tab-stop style:position="0.591cm"/>
        </style:tab-stops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Tw Cen MT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use-window-font-color="true" style:font-name="Tw Cen MT" fo:font-style="normal" style:text-underline-style="none" fo:font-weight="bold" style:font-name-asian="Candara-Bold" style:font-style-asian="normal" style:font-weight-asian="bold" style:font-name-complex="Candara-Bold" style:font-style-complex="normal" style:font-weight-complex="bold"/>
    </style:style>
    <style:style style:name="T2" style:family="text">
      <style:text-properties style:use-window-font-color="true" style:font-name="Tw Cen MT" fo:font-style="normal" style:text-underline-style="none" fo:font-weight="normal" style:font-name-asian="Candara-Bold" style:font-style-asian="normal" style:font-weight-asian="normal" style:font-name-complex="Candara-Bold" style:font-style-complex="normal" style:font-weight-complex="normal"/>
    </style:style>
    <style:style style:name="T3" style:family="text">
      <style:text-properties style:use-window-font-color="true" style:font-name="Tw Cen MT" fo:font-style="normal" style:text-underline-style="none" style:font-name-asian="Candara-Bold" style:font-style-asian="normal" style:font-name-complex="Candara-Bold" style:font-style-complex="normal"/>
    </style:style>
    <style:style style:name="T4" style:family="text">
      <style:text-properties style:use-window-font-color="true" style:font-name="Tw Cen MT" fo:font-size="12.5pt" fo:font-style="normal" style:text-underline-style="none" fo:font-weight="bold" style:font-name-asian="Candara-Bold" style:font-size-asian="12.5pt" style:font-style-asian="normal" style:font-weight-asian="bold" style:font-name-complex="Candara-Bold" style:font-size-complex="12.5pt" style:font-style-complex="normal" style:font-weight-complex="bold"/>
    </style:style>
    <style:style style:name="T5" style:family="text">
      <style:text-properties style:use-window-font-color="true" style:font-name="Tw Cen MT" fo:font-size="12.5pt" fo:font-style="normal" style:text-underline-style="none" fo:font-weight="normal" style:font-name-asian="Candara-Bold" style:font-size-asian="12.5pt" style:font-style-asian="normal" style:font-weight-asian="normal" style:font-name-complex="Candara-Bold" style:font-size-complex="12.5pt" style:font-style-complex="normal" style:font-weight-complex="normal"/>
    </style:style>
    <style:style style:name="T6" style:family="text">
      <style:text-properties style:use-window-font-color="true" style:font-name="Tw Cen MT" fo:font-size="12.5pt" style:text-underline-style="none" fo:font-weight="bold" style:font-name-asian="Candara-Bold" style:font-size-asian="12.5pt" style:font-weight-asian="bold" style:font-name-complex="Candara-Bold" style:font-size-complex="12.5pt" style:font-weight-complex="bold"/>
    </style:style>
    <style:style style:name="T7" style:family="text">
      <style:text-properties style:use-window-font-color="true" style:font-name="Tw Cen MT" fo:font-size="12.5pt" style:text-underline-style="none" fo:font-weight="normal" style:font-name-asian="Candara-Bold" style:font-size-asian="12.5pt" style:font-weight-asian="normal" style:font-name-complex="Candara-Bold" style:font-size-complex="12.5pt" style:font-weight-complex="normal"/>
    </style:style>
    <style:style style:name="T8" style:family="text">
      <style:text-properties style:use-window-font-color="true" style:font-name="Tw Cen MT" fo:font-size="12.5pt" fo:font-style="italic" style:text-underline-style="none" fo:font-weight="normal" style:font-size-asian="12.5pt" style:font-style-asian="italic" style:font-weight-asian="normal" style:font-size-complex="12.5pt" style:font-style-complex="italic" style:font-weight-complex="normal"/>
    </style:style>
    <style:style style:name="T9" style:family="text">
      <style:text-properties style:use-window-font-color="true" style:font-name="Tw Cen MT" fo:font-size="12.5pt" fo:font-style="italic" style:text-underline-style="none" fo:font-weight="bold" style:font-name-asian="Candara-Bold" style:font-size-asian="12.5pt" style:font-style-asian="italic" style:font-weight-asian="bold" style:font-name-complex="Candara-Bold" style:font-size-complex="12.5pt" style:font-style-complex="italic" style:font-weight-complex="bold"/>
    </style:style>
    <style:style style:name="T10" style:family="text">
      <style:text-properties style:use-window-font-color="true" style:font-name="Tw Cen MT" fo:font-style="italic" style:text-underline-style="none" fo:font-weight="normal" style:font-name-asian="Candara-Bold" style:font-style-asian="italic" style:font-weight-asian="normal" style:font-name-complex="Candara-Bold" style:font-style-complex="italic" style:font-weight-complex="normal"/>
    </style:style>
    <style:style style:name="T11" style:family="text">
      <style:text-properties style:use-window-font-color="true" style:font-name="Tw Cen MT" fo:font-size="11pt" fo:font-style="italic" style:text-underline-style="none" fo:font-weight="normal" style:font-name-asian="Candara-Bold" style:font-size-asian="11pt" style:font-style-asian="italic" style:font-weight-asian="normal" style:font-name-complex="Candara-Bold" style:font-size-complex="11pt" style:font-style-complex="italic" style:font-weight-complex="normal"/>
    </style:style>
    <style:style style:name="T12" style:family="text">
      <style:text-properties style:use-window-font-color="true" fo:font-style="normal" style:text-underline-style="none" style:font-name-asian="Candara-Bold" style:font-style-asian="normal" style:font-name-complex="Candara-Bold" style:font-style-complex="normal"/>
    </style:style>
    <style:style style:name="T13" style:family="text">
      <style:text-properties style:use-window-font-color="true" fo:font-style="normal" style:text-underline-style="none" fo:font-weight="normal" style:font-name-asian="Candara-Bold" style:font-style-asian="normal" style:font-weight-asian="normal" style:font-name-complex="Candara-Bold" style:font-style-complex="normal" style:font-weight-complex="normal"/>
    </style:style>
    <style:style style:name="T14" style:family="text">
      <style:text-properties style:use-window-font-color="true" fo:font-style="italic" style:text-underline-style="none" fo:font-weight="normal" style:font-name-asian="Candara-Bold" style:font-style-asian="italic" style:font-weight-asian="normal" style:font-name-complex="Candara-Bold" style:font-style-complex="italic" style:font-weight-complex="normal"/>
    </style:style>
    <style:style style:name="T15" style:family="text">
      <style:text-properties style:use-window-font-color="true" fo:font-style="italic" style:text-underline-style="none" style:font-name-asian="Candara-Bold" style:font-style-asian="italic" style:font-name-complex="Candara-Bold" style:font-style-complex="italic"/>
    </style:style>
    <style:style style:name="T16" style:family="text">
      <style:text-properties style:font-name="Calibri Ligh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fo:color="#16354e" fo:letter-spacing="normal" fo:font-style="normal" style:text-underline-style="none"/>
    </style:style>
    <style:style style:name="T19" style:family="text">
      <style:text-properties fo:font-variant="normal" fo:text-transform="none" fo:color="#16354e" style:font-name="Tw Cen MT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66" style:font-name="Tw Cen MT" fo:font-size="24pt" fo:letter-spacing="normal" fo:font-style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fo:color="#000066" fo:letter-spacing="normal"/>
    </style:style>
    <style:style style:name="T22" style:family="text">
      <style:text-properties fo:font-size="15pt" style:text-underline-style="none" style:font-size-asian="15pt" style:font-size-complex="15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00669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93cm" fo:text-indent="-0.635cm" fo:margin-left="8.49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8">Pierre-Louis Guillot </text:span></text:p>
      <text:p text:style-name="P2"><text:a xlink:type="simple" xlink:href="mailto:guillot.pl@gmail.com" text:style-name="Internet_20_link" text:visited-style-name="Visited_20_Internet_20_Link"><text:span text:style-name="T16">guillot.pl@gmail.com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<text:s text:c="3"/>06.85.80.42.88</text:p>
            <text:p text:style-name="P16"><text:s text:c="3"/>37 Rue de Paris</text:p>
            <text:p text:style-name="P16"><text:s text:c="3"/>60200 Compiègne</text:p>
          </table:table-cell>
          <table:table-cell table:style-name="Tableau1.A1" office:value-type="string">
            <text:p text:style-name="P15"/>
            <text:p text:style-name="P15">Candidature stage </text:p>
            <text:p text:style-name="P14"><text:span text:style-name="T24"><text:s/></text:span></text:p>
          </table:table-cell>
        </table:table-row>
      </table:table>
      <text:p text:style-name="P9"><text:tab/></text:p>
      <text:p text:style-name="P12"><text:span text:style-name="T19"><text:tab/></text:span><text:span text:style-name="T20">Études :</text:span></text:p>
      <text:p text:style-name="P10"/>
      <text:list xml:id="list632542551726502091" text:style-name="L1">
        <text:list-item>
          <text:p text:style-name="P24"><text:span text:style-name="T4">Master 2 </text:span><text:span text:style-name="T9">ingénierie des systèmes complexes</text:span><text:span text:style-name="T4"> </text:span><text:span text:style-name="T5">à l'</text:span><text:span text:style-name="T4">Université de Technologie de Compiègne</text:span></text:p>
        </text:list-item>
      </text:list>
      <text:p text:style-name="P13"><text:span text:style-name="T13"><text:tab/>option</text:span><text:span text:style-name="T15"> apprentissage et optimisation des systèmes complexes</text:span><text:span text:style-name="T12"> <text:s text:c="18"/></text:span><text:span text:style-name="T13"><text:s/></text:span><text:span text:style-name="T14">(2018-2019)</text:span></text:p>
      <text:p text:style-name="P8"/>
      <text:list xml:id="list35644079" text:continue-numbering="true" text:style-name="L1">
        <text:list-item>
          <text:p text:style-name="P25"><text:span text:style-name="T4">Ingénieur </text:span><text:span text:style-name="T5">en</text:span><text:span text:style-name="T9">Génie informatique</text:span><text:span text:style-name="T6"> </text:span><text:span text:style-name="T7">à l'</text:span><text:span text:style-name="T6">Université de Technologie de Compiègne,</text:span></text:p>
          <text:p text:style-name="P18"><text:tab/><text:span text:style-name="T27">filière</text:span> <text:span text:style-name="T26">Fouille de données</text:span>, <text:span text:style-name="T27">label de</text:span> <text:span text:style-name="T26">Modélisation Mathématique</text:span> <text:s text:c="16"/>(2013-2018)</text:p>
          <text:p text:style-name="P20"/>
        </text:list-item>
        <text:list-item>
          <text:p text:style-name="P26"><text:span text:style-name="T4">Baccalauréat Scientifique</text:span><text:span text:style-name="T5"> spécialité math mention très bien <text:s text:c="27"/></text:span><text:span text:style-name="T8">(2012-2013)</text:span></text:p>
        </text:list-item>
      </text:list>
      <text:p text:style-name="P6"/>
      <text:p text:style-name="P17">Expérience :</text:p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list xml:id="list2976170973807436902" text:style-name="L2">
              <text:list-item>
                <text:p text:style-name="P21"><text:span text:style-name="T3">Stage technique </text:span><text:span text:style-name="T10">assistant ingénieur </text:span><text:span text:style-name="T2">(6 mois)</text:span><text:span text:style-name="T10"> </text:span><text:span text:style-name="T3">: </text:span><text:span text:style-name="T2">création d'un mode « trace » sur l'outil de </text:span><text:span text:style-name="T3">modélisation des systèmes complexe</text:span><text:span text:style-name="T2"> de l'entreprise </text:span><text:span text:style-name="T3">Cosmo Tech</text:span></text:p>
              </text:list-item>
              <text:list-item>
                <text:p text:style-name="P21"><text:span text:style-name="T3">Projet de recherche : </text:span><text:span text:style-name="T2">Étude</text:span><text:span text:style-name="T3"> </text:span><text:span text:style-name="T2">en groupe de 7 d'un réseau </text:span><text:span text:style-name="T10">free space optics</text:span><text:span text:style-name="T2"> (</text:span><text:span text:style-name="T3">programmation linéaire </text:span><text:span text:style-name="T2">robuste au sein d'une étude de cas complète)</text:span></text:p>
              </text:list-item>
              <text:list-item>
                <text:p text:style-name="P21"><text:span text:style-name="T3">Projets machine learning : </text:span><text:span text:style-name="T2">divers</text:span><text:span text:style-name="T3"> </text:span><text:span text:style-name="T2">projets </text:span><text:span text:style-name="T3">R/python (scikit-learn) </text:span><text:span text:style-name="T2">de classification, régression, clustering, analyses non supervisées, détection au sein d'images, ...</text:span></text:p>
              </text:list-item>
              <text:list-item>
                <text:p text:style-name="P21"><text:span text:style-name="T3">Modélisation mathématique :</text:span><text:span text:style-name="T2"> scripts scilab/matlab (optimisation, processus stochastiques, équations différentielles, analyse de Fourier, traitement d'image) <text:s/></text:span></text:p>
              </text:list-item>
              <text:list-item>
                <text:p text:style-name="P21"><text:span text:style-name="T3">Divers (académique)</text:span><text:span text:style-name="T2"> : Programmation linéaire </text:span><text:span text:style-name="T3">(express-MP)</text:span><text:span text:style-name="T2">, entreposage de données (</text:span><text:span text:style-name="T3">SQL</text:span><text:span text:style-name="T2">, </text:span><text:span text:style-name="T3">cassandra</text:span><text:span text:style-name="T2">), <text:s/>IAs symboliques </text:span><text:span text:style-name="T3">(LISP, Prolog)</text:span></text:p>
              </text:list-item>
              <text:list-item>
                <text:p text:style-name="P19">Divers (autodidacte) :<text:span text:style-name="T17"> Jeux amateurs en </text:span>C<text:span text:style-name="T17"> avec </text:span>SDL<text:span text:style-name="T17">,</text:span> <text:span text:style-name="T17">programmation backend de</text:span> <text:span text:style-name="T17">sites internets (PHP/SQL)</text:span></text:p>
              </text:list-item>
            </text:list>
          </table:table-cell>
        </table:table-row>
      </table:table>
      <text:p text:style-name="P27"/>
      <text:p text:style-name="P4"><text:span text:style-name="T22"><text:tab/></text:span><text:span text:style-name="T21">Compétences :</text:span>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">Apprentissage, optimisation et incertitude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3"><text:s/><text:span text:style-name="T25">Autres compétences</text:span></text:p>
          </table:table-cell>
        </table:table-row>
        <table:table-row>
          <table:table-cell table:style-name="Tableau3.A1" office:value-type="string">
            <text:list xml:id="list1354986330115717782" text:style-name="L3">
              <text:list-item>
                <text:p text:style-name="P23"><text:span text:style-name="T1">Apprentissage </text:span><text:span text:style-name="T2">: méthodes de régression/classification, régularisation, inférence bayésienne, analyse multivariée, méthodes arborescentes, sélection de modèle, algorithme EM, méthodes de noyaux, notions d'apprentissage profond et ANN, séries temporelles ...</text:span></text:p>
              </text:list-item>
              <text:list-item>
                <text:p text:style-name="P23"><text:span text:style-name="T1">Optimisation</text:span><text:span text:style-name="T2">: <text:s/>programmation linéaire (simplexe), optimisation non-linéaire (méthodes de gradient, …), heuristiques et méta-heuristiques (tabou, recuit, algos génétiques, …), optimisation robuste, logistique et recherche opérationnelle, optimisation discrète, théorie des graphes et ordonnancement</text:span></text:p>
              </text:list-item>
              <text:list-item>
                <text:p text:style-name="P23"><text:span text:style-name="T1">Incertitude</text:span><text:span text:style-name="T2"> dans les systèmes : décision multicritères/sous incertitude, fonctions de croyance, fiabilité des systèmes, modélisation probabiliste</text:span></text:p>
              </text:list-item>
            </text:list>
          </table:table-cell>
          <table:table-cell table:style-name="Tableau3.A1" office:value-type="string">
            <text:list xml:id="list35649332" text:continue-numbering="true" text:style-name="L3">
              <text:list-header>
                <text:p text:style-name="P23"/>
              </text:list-header>
            </text:list>
          </table:table-cell>
          <table:table-cell table:style-name="Tableau3.A1" office:value-type="string">
            <text:list xml:id="list35625899" text:continue-numbering="true" text:style-name="L3">
              <text:list-item>
                <text:p text:style-name="P23"><text:span text:style-name="T1">Scientifiques (divers) </text:span><text:span text:style-name="T2">: statistiques, analyse de Fourier, calcul numérique, algèbre linéaire, IA symbolique, programmation logique, calcul formel et cryptographie, théorie de la complexité… </text:span></text:p>
              </text:list-item>
              <text:list-item>
                <text:p text:style-name="P23"><text:span text:style-name="T1">Programmation (maîtrise) : </text:span><text:span text:style-name="T2">R, Python </text:span><text:span text:style-name="T11">[scikit, numpy, ...]</text:span><text:span text:style-name="T2">, Matlab, C++ , SQL , C</text:span></text:p>
              </text:list-item>
              <text:list-item>
                <text:p text:style-name="P23"><text:span text:style-name="T1">Programmation (connaissances) : </text:span><text:span text:style-name="T2">Pascal, Oracle, Grafcet, Prolog, Lisp, Perl, Bash</text:span></text:p>
              </text:list-item>
              <text:list-item>
                <text:p text:style-name="P22"><text:span text:style-name="T3">Langue </text:span><text:span text:style-name="T2">: Anglais (maîtrise du niveau professionnel)</text:span></text:p>
              </text:list-item>
              <text:list-item>
                <text:p text:style-name="P23"><text:span text:style-name="T1">Bureautique </text:span><text:span text:style-name="T2">: Latex, Linux, Git 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andara-Bold" svg:font-family="Candara-Bold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66cm" fo:margin-left="0.344cm" fo:margin-right="0.3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9T19:52:25.36</meta:creation-date>
    <dc:date>2018-11-26T15:44:37.43</dc:date>
    <meta:editing-duration>P5DT17M18S</meta:editing-duration>
    <meta:editing-cycles>219</meta:editing-cycles>
    <meta:generator>OpenOffice/4.1.5$Win32 OpenOffice.org_project/415m1$Build-9789</meta:generator>
    <meta:print-date>2017-02-08T20:43:26.66</meta:print-date>
    <meta:document-statistic meta:table-count="3" meta:image-count="0" meta:object-count="0" meta:page-count="1" meta:paragraph-count="32" meta:word-count="335" meta:character-count="2651"/>
  </office:meta>
</office:document-meta>
</file>